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Ein Produkt / einige Standardprodukte für alle</text:p>
          <text:list>
            <text:list-item>
              <text:p text:style-name="P1">Config-URL wird in Preferences gespeichert</text:p>
              <text:list>
                <text:list-item>
                  <text:p text:style-name="P1">z.B. http:// mi3.lambdalogic.de/mi/lalo.xml</text:p>
                </text:list-item>
                <text:list-item>
                  <text:p text:style-name="P1">z.B. file://///samba/office/MesseInfo/kit-config.xml</text:p>
                </text:list-item>
                <text:list-item>
                  <text:p text:style-name="P1">wenn keine Config-URL gefunden wurde, wird der Nutzer beim Start noch vor dem Login aufgefordert eine einzugeben, die dann in den Preferendes gespeichert wird</text:p>
                </text:list-item>
                <text:list-item>
                  <text:p text:style-name="P1">Config-URL enthält Angaben zu</text:p>
                  <text:list>
                    <text:list-item>
                      <text:p text:style-name="P1">Host (JBoss)</text:p>
                    </text:list-item>
                    <text:list-item>
                      <text:p text:style-name="P1">benötigte Versionen bestimmter Featur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Start der App auch ohne Login, damit Preferences geändert werden können, ohne dass zuvor eine Verbindung zum Server aufgebaut wird</text:p>
        </text:list-item>
        <text:list-item>
          <text:p text:style-name="P1">über Launch-Parameter kann ein Wert für die Config-URL vorgegeben werden</text:p>
          <text:list>
            <text:list-item>
              <text:p text:style-name="P1">stärker als Standardwert</text:p>
            </text:list-item>
            <text:list-item>
              <text:p text:style-name="P1">schwächer als Wert in Preferences</text:p>
            </text:list-item>
            <text:list-item>
              <text:p text:style-name="P1">dadurch kann dieser über ein kundenspezifisches Product oder durch Start per Batchdatei oder Link bestimmt werden und braucht nicht eingegeben zu werden</text:p>
            </text:list-item>
          </text:list>
        </text:list-item>
        <text:list-item>
          <text:p text:style-name="P1">für große Kunden</text:p>
          <text:list>
            <text:list-item>
              <text:p text:style-name="P1">eigenes Application-Project</text:p>
            </text:list-item>
            <text:list-item>
              <text:p text:style-name="P1">eigenes Feature-Project</text:p>
              <text:list>
                <text:list-item>
                  <text:p text:style-name="P1">ggf. eigene UpdateSite</text:p>
                </text:list-item>
                <text:list-item>
                  <text:p text:style-name="P1">eigene feste Vorgaben für Config-URL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Sacha Warning Warning</meta:initial-creator>
    <meta:creation-date>2008-03-21T06:39:42</meta:creation-date>
    <dc:creator>Sacha Warning Warning</dc:creator>
    <dc:date>2008-03-28T16:37:17</dc:date>
    <dc:language>de-DE</dc:language>
    <meta:editing-cycles>15</meta:editing-cycles>
    <meta:editing-duration>P3DT2H1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41" meta:character-count="956"/>
  </office:meta>
</office:document-meta>
</file>